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be6" officeooo:paragraph-rsid="000b0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otal de encuestas</text:p>
      <text:p text:style-name="P1">% de distribución por género</text:p>
      <text:p text:style-name="P1">% de distribución por rango de edad</text:p>
      <text:p text:style-name="P1">% de distribución por nivel de instrucción</text:p>
      <text:p text:style-name="P1">% de distribución por región (para la encuesta nacional)</text:p>
      <text:p text:style-name="P1">% de distribución de respuestas en cada una de las preguntas</text:p>
      <text:p text:style-name="P1">% de distribución de cada una de las respuestas en cada una de las preguntas segmentada por género</text:p>
      <text:p text:style-name="P1">% de distribución de cada una de las respuestas en cada una de las preguntas segmentada por rango de edad</text:p>
      <text:p text:style-name="P1">% de distribución de cada una de las respuestas en cada una de las preguntas segmentada por nivel de instrucción</text:p>
      <text:p text:style-name="P1">% de distribución de cada una de las respuestas en cada una de las preguntas segmentada por región (para la encuesta nacional)</text:p>
      <text:p text:style-name="P1"/>
      <text:p text:style-name="P1">% de encuestados que respondieron SI en la pregunta 10 e indicaron correctamente ABAE</text:p>
      <text:p text:style-name="P1">% de encuestados que respondieron SI en la pregunta 10 e indicaron incorrectamente ABAE</text:p>
      <text:p text:style-name="P1">% de encuestados que respondieron SI en la pregunta 10 e indicaron correctamente ABAE por género</text:p>
      <text:p text:style-name="P1">% de encuestados que respondieron SI en la pregunta 10 e indicaron incorrectamente ABAE por género</text:p>
      <text:p text:style-name="P1">% de encuestados que respondieron SI en la pregunta 10 e indicaron correctamente ABAE por rango de edad</text:p>
      <text:p text:style-name="P1">% de encuestados que respondieron SI en la pregunta 10 e indicaron incorrectamente ABAE por rango de edad</text:p>
      <text:p text:style-name="P1">% de encuestados que respondieron SI en la pregunta 10 e indicaron correctamente ABAE por nivel de eduación</text:p>
      <text:p text:style-name="P1">% de encuestados que respondieron SI en la pregunta 10 e indicaron incorrectamente ABAE por nivel de eduación</text:p>
      <text:p text:style-name="P1">% de encuestados que respondieron SI en la pregunta 10 e indicaron correctamente ABAE por región (para la encuesta nacional)</text:p>
      <text:p text:style-name="P1">% de encuestados que respondieron SI en la pregunta 10 e indicaron incorrectamente ABAE por región (para la encuesta nacional)</text:p>
      <text:p text:style-name="P1"/>
      <text:p text:style-name="P1">En el caso de la consulta interna una listado de los comentarios y sugerencias completos</text:p>
      <text:p text:style-name="P1"/>
      <text:p text:style-name="P1">Cualquier otra estadística que puedan sugerir para enriquecer el análisis de los resultado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4T10:06:46.659862614</meta:creation-date>
    <dc:date>2021-01-14T10:21:12.454777901</dc:date>
    <meta:editing-duration>PT4M15S</meta:editing-duration>
    <meta:editing-cycles>1</meta:editing-cycles>
    <meta:document-statistic meta:table-count="0" meta:image-count="0" meta:object-count="0" meta:page-count="1" meta:paragraph-count="22" meta:word-count="323" meta:character-count="1902" meta:non-whitespace-character-count="1601"/>
    <meta:generator>LibreOffice/7.0.3.1$MacOSX_X86_64 LibreOffice_project/d7547858d014d4cf69878db179d326fc3483e082</meta:generator>
  </office:meta>
</office:document-meta>
</file>